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mm"/>
    </style:style>
    <style:style style:name="co4" style:family="table-column">
      <style:table-column-properties fo:break-before="auto" style:column-width="30.74mm"/>
    </style:style>
    <style:style style:name="co5" style:family="table-column">
      <style:table-column-properties fo:break-before="auto" style:column-width="25.91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7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78.78mm" svg:height="89.99mm" svg:x="0mm" svg:y="139.66mm">
            <loext:p draw:notify-on-update-of-ranges="Feuille1.B1:Feuille1.P1 Feuille1.A2:Feuille1.A2 Feuille1.B2:Feuille1.P2 Feuille1.A3:Feuille1.A3 Feuille1.B3:Feuille1.P3 Feuille1.A4:Feuille1.A4 Feuille1.B4:Feuille1.P4 Feuille1.A5:Feuille1.A5 Feuille1.B5:Feuille1.P5 Feuille1.A6:Feuille1.A6 Feuille1.B6:Feuille1.P6 Feuille1.A7:Feuille1.A7 Feuille1.B7:Feuille1.P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2.35mm" svg:y="139.66mm">
            <loext:p draw:notify-on-update-of-ranges="Feuille1.B9:Feuille1.P9 Feuille1.A10:Feuille1.A10 Feuille1.B10:Feuille1.P10 Feuille1.A11:Feuille1.A11 Feuille1.B11:Feuille1.P11 Feuille1.A12:Feuille1.A12 Feuille1.B12:Feuille1.P12 Feuille1.A12:Feuille1.A12 Feuille1.B12:Feuille1.P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26.43mm" svg:height="172.53mm" svg:x="9.92mm" svg:y="308.68mm">
            <loext:p draw:notify-on-update-of-ranges="Feuille1.A45:Feuille1.A45 Feuille1.C45:Feuille1.P45 Feuille1.A46:Feuille1.A46 Feuille1.C46:Feuille1.P46 Feuille1.A47:Feuille1.A47 Feuille1.C47:Feuille1.P47 Feuille1.A48:Feuille1.A48 Feuille1.C48:Feuille1.P48 Feuille1.A49:Feuille1.A49 Feuille1.C49:Feuille1.P49 Feuille1.A50:Feuille1.A50 Feuille1.C50:Feuille1.P50 Feuille1.A51:Feuille1.A51 Feuille1.C51:Feuille1.P51 Feuille1.A52:Feuille1.A52 Feuille1.C52:Feuille1.P52 Feuille1.A53:Feuille1.A53 Feuille1.C53:Feuille1.P53 Feuille1.A54:Feuille1.A54 Feuille1.C54:Feuille1.P5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Lents</text:p>
          </table:table-cell>
          <table:table-cell office:value-type="string" calcext:value-type="string">
            <text:p>« 100 »</text:p>
          </table:table-cell>
          <table:table-cell office:value-type="string" calcext:value-type="string">
            <text:p>« 500 »</text:p>
          </table:table-cell>
          <table:table-cell office:value-type="string" calcext:value-type="string">
            <text:p>« 5000 »</text:p>
          </table:table-cell>
          <table:table-cell office:value-type="string" calcext:value-type="string">
            <text:p>« 10000 »</text:p>
          </table:table-cell>
          <table:table-cell office:value-type="string" calcext:value-type="string">
            <text:p>« 50000 »</text:p>
          </table:table-cell>
          <table:table-cell office:value-type="string" calcext:value-type="string">
            <text:p>« 100000 »</text:p>
          </table:table-cell>
          <table:table-cell office:value-type="string" calcext:value-type="string">
            <text:p>« 200000 »</text:p>
          </table:table-cell>
          <table:table-cell office:value-type="string" calcext:value-type="string">
            <text:p>« 300000 »</text:p>
          </table:table-cell>
          <table:table-cell office:value-type="string" calcext:value-type="string">
            <text:p>« 400000 »</text:p>
          </table:table-cell>
          <table:table-cell office:value-type="string" calcext:value-type="string">
            <text:p>« 500000 »</text:p>
          </table:table-cell>
          <table:table-cell office:value-type="string" calcext:value-type="string">
            <text:p>« 600000 »</text:p>
          </table:table-cell>
          <table:table-cell office:value-type="string" calcext:value-type="string">
            <text:p>« 700000 »</text:p>
          </table:table-cell>
          <table:table-cell office:value-type="string" calcext:value-type="string">
            <text:p>« 800000 »</text:p>
          </table:table-cell>
          <table:table-cell office:value-type="string" calcext:value-type="string">
            <text:p>« 900000 »</text:p>
          </table:table-cell>
          <table:table-cell office:value-type="string" calcext:value-type="string">
            <text:p>« 1000000 »</text:p>
          </table:table-cell>
        </table:table-row>
        <table:table-row table:style-name="ro1">
          <table:table-cell office:value-type="string" calcext:value-type="string">
            <text:p>Bubbles</text:p>
          </table:table-cell>
          <table:table-cell table:style-name="ce1" office:value-type="float" office:value="0.10795" calcext:value-type="float">
            <text:p>0,1080</text:p>
          </table:table-cell>
          <table:table-cell table:style-name="ce1" office:value-type="float" office:value="1.5153" calcext:value-type="float">
            <text:p>1,5153</text:p>
          </table:table-cell>
          <table:table-cell table:style-name="ce1" office:value-type="float" office:value="91.2756" calcext:value-type="float">
            <text:p>91,2756</text:p>
          </table:table-cell>
          <table:table-cell table:style-name="ce1" office:value-type="float" office:value="425.38" calcext:value-type="float">
            <text:p>425,3800</text:p>
          </table:table-cell>
          <table:table-cell table:style-name="ce1" office:value-type="float" office:value="12557.9152" calcext:value-type="float">
            <text:p>12557,9152</text:p>
          </table:table-cell>
          <table:table-cell table:style-name="ce1" office:value-type="float" office:value="63930.98925" calcext:value-type="float">
            <text:p>63930,9893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SequentialInsertion</text:p>
          </table:table-cell>
          <table:table-cell table:style-name="ce1" office:value-type="float" office:value="0.0211" calcext:value-type="float">
            <text:p>0,0211</text:p>
          </table:table-cell>
          <table:table-cell table:style-name="ce1" office:value-type="float" office:value="0.4515" calcext:value-type="float">
            <text:p>0,4515</text:p>
          </table:table-cell>
          <table:table-cell table:style-name="ce1" office:value-type="float" office:value="43.2995" calcext:value-type="float">
            <text:p>43,2995</text:p>
          </table:table-cell>
          <table:table-cell table:style-name="ce1" office:value-type="float" office:value="172.78395" calcext:value-type="float">
            <text:p>172,7840</text:p>
          </table:table-cell>
          <table:table-cell table:style-name="ce1" office:value-type="float" office:value="4316.4249" calcext:value-type="float">
            <text:p>4316,4249</text:p>
          </table:table-cell>
          <table:table-cell table:style-name="ce1" office:value-type="float" office:value="18344.305375" calcext:value-type="float">
            <text:p>18344,3054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SequentInsChained</text:p>
          </table:table-cell>
          <table:table-cell table:style-name="ce1" office:value-type="float" office:value="0.03495" calcext:value-type="float">
            <text:p>0,0350</text:p>
          </table:table-cell>
          <table:table-cell table:style-name="ce1" office:value-type="float" office:value="0.80035" calcext:value-type="float">
            <text:p>0,8004</text:p>
          </table:table-cell>
          <table:table-cell table:style-name="ce1" office:value-type="float" office:value="73.6965" calcext:value-type="float">
            <text:p>73,6965</text:p>
          </table:table-cell>
          <table:table-cell table:style-name="ce1" office:value-type="float" office:value="294.6678" calcext:value-type="float">
            <text:p>294,6678</text:p>
          </table:table-cell>
          <table:table-cell table:style-name="ce1" office:value-type="float" office:value="7358.45995" calcext:value-type="float">
            <text:p>7358,4600</text:p>
          </table:table-cell>
          <table:table-cell table:style-name="ce1" office:value-type="float" office:value="33221.557889" calcext:value-type="float">
            <text:p>33221,5579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DichotomousInsertion</text:p>
          </table:table-cell>
          <table:table-cell table:style-name="ce1" office:value-type="float" office:value="0.02535" calcext:value-type="float">
            <text:p>0,0254</text:p>
          </table:table-cell>
          <table:table-cell table:style-name="ce1" office:value-type="float" office:value="0.37755" calcext:value-type="float">
            <text:p>0,3776</text:p>
          </table:table-cell>
          <table:table-cell table:style-name="ce1" office:value-type="float" office:value="22.78485" calcext:value-type="float">
            <text:p>22,7849</text:p>
          </table:table-cell>
          <table:table-cell table:style-name="ce1" office:value-type="float" office:value="88.98805" calcext:value-type="float">
            <text:p>88,9881</text:p>
          </table:table-cell>
          <table:table-cell table:style-name="ce1" office:value-type="float" office:value="2201.54075" calcext:value-type="float">
            <text:p>2201,5408</text:p>
          </table:table-cell>
          <table:table-cell table:style-name="ce1" office:value-type="float" office:value="8732.17365" calcext:value-type="float">
            <text:p>8732,1737</text:p>
          </table:table-cell>
          <table:table-cell table:style-name="ce1" office:value-type="float" office:value="39805.021857" calcext:value-type="float">
            <text:p>39805,0219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BinaryTree</text:p>
          </table:table-cell>
          <table:table-cell office:value-type="float" office:value="0.05865" calcext:value-type="float">
            <text:p>0,05865</text:p>
          </table:table-cell>
          <table:table-cell office:value-type="float" office:value="0.2635" calcext:value-type="float">
            <text:p>0,2635</text:p>
          </table:table-cell>
          <table:table-cell office:value-type="float" office:value="3.63875" calcext:value-type="float">
            <text:p>3,63875</text:p>
          </table:table-cell>
          <table:table-cell office:value-type="float" office:value="11.80005" calcext:value-type="float">
            <text:p>11,80005</text:p>
          </table:table-cell>
          <table:table-cell office:value-type="float" office:value="360.42985" calcext:value-type="float">
            <text:p>360,42985</text:p>
          </table:table-cell>
          <table:table-cell office:value-type="float" office:value="2074.5627" calcext:value-type="float">
            <text:p>2074,5627</text:p>
          </table:table-cell>
          <table:table-cell office:value-type="float" office:value="12413.95165" calcext:value-type="float">
            <text:p>12413,95165</text:p>
          </table:table-cell>
          <table:table-cell office:value-type="float" office:value="36203.295375" calcext:value-type="float">
            <text:p>36203,295375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SelectionPermutation</text:p>
          </table:table-cell>
          <table:table-cell table:style-name="ce1" office:value-type="float" office:value="0.0293" calcext:value-type="float">
            <text:p>0,0293</text:p>
          </table:table-cell>
          <table:table-cell table:style-name="ce1" office:value-type="float" office:value="0.59375" calcext:value-type="float">
            <text:p>0,5938</text:p>
          </table:table-cell>
          <table:table-cell table:style-name="ce1" office:value-type="float" office:value="55.144" calcext:value-type="float">
            <text:p>55,1440</text:p>
          </table:table-cell>
          <table:table-cell table:style-name="ce1" office:value-type="float" office:value="219.74985" calcext:value-type="float">
            <text:p>219,7499</text:p>
          </table:table-cell>
          <table:table-cell table:style-name="ce1" office:value-type="float" office:value="5481.28995" calcext:value-type="float">
            <text:p>5481,2900</text:p>
          </table:table-cell>
          <table:table-cell table:style-name="ce1" office:value-type="float" office:value="23757.05325" calcext:value-type="float">
            <text:p>23757,0533</text:p>
          </table:table-cell>
          <table:table-cell table:style-name="ce1"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apides</text:p>
          </table:table-cell>
          <table:table-cell office:value-type="string" calcext:value-type="string">
            <text:p>« 100 »</text:p>
          </table:table-cell>
          <table:table-cell office:value-type="string" calcext:value-type="string">
            <text:p>« 500 »</text:p>
          </table:table-cell>
          <table:table-cell office:value-type="string" calcext:value-type="string">
            <text:p>« 5000 »</text:p>
          </table:table-cell>
          <table:table-cell office:value-type="string" calcext:value-type="string">
            <text:p>« 10000 »</text:p>
          </table:table-cell>
          <table:table-cell office:value-type="string" calcext:value-type="string">
            <text:p>« 50000 »</text:p>
          </table:table-cell>
          <table:table-cell office:value-type="string" calcext:value-type="string">
            <text:p>« 100000 »</text:p>
          </table:table-cell>
          <table:table-cell office:value-type="string" calcext:value-type="string">
            <text:p>« 200000 »</text:p>
          </table:table-cell>
          <table:table-cell office:value-type="string" calcext:value-type="string">
            <text:p>« 300000 »</text:p>
          </table:table-cell>
          <table:table-cell office:value-type="string" calcext:value-type="string">
            <text:p>« 400000 »</text:p>
          </table:table-cell>
          <table:table-cell office:value-type="string" calcext:value-type="string">
            <text:p>« 500000 »</text:p>
          </table:table-cell>
          <table:table-cell office:value-type="string" calcext:value-type="string">
            <text:p>« 600000 »</text:p>
          </table:table-cell>
          <table:table-cell office:value-type="string" calcext:value-type="string">
            <text:p>« 700000 »</text:p>
          </table:table-cell>
          <table:table-cell office:value-type="string" calcext:value-type="string">
            <text:p>« 800000 »</text:p>
          </table:table-cell>
          <table:table-cell office:value-type="string" calcext:value-type="string">
            <text:p>« 900000 »</text:p>
          </table:table-cell>
          <table:table-cell office:value-type="string" calcext:value-type="string">
            <text:p>« 1000000 »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table:style-name="ce1" office:value-type="float" office:value="0.0292" calcext:value-type="float">
            <text:p>0,0292</text:p>
          </table:table-cell>
          <table:table-cell table:style-name="ce1" office:value-type="float" office:value="0.1677" calcext:value-type="float">
            <text:p>0,1677</text:p>
          </table:table-cell>
          <table:table-cell table:style-name="ce1" office:value-type="float" office:value="1.5318" calcext:value-type="float">
            <text:p>1,5318</text:p>
          </table:table-cell>
          <table:table-cell table:style-name="ce1" office:value-type="float" office:value="2.83865" calcext:value-type="float">
            <text:p>2,8387</text:p>
          </table:table-cell>
          <table:table-cell table:style-name="ce1" office:value-type="float" office:value="15.56285" calcext:value-type="float">
            <text:p>15,5629</text:p>
          </table:table-cell>
          <table:table-cell table:style-name="ce1" office:value-type="float" office:value="32.1178" calcext:value-type="float">
            <text:p>32,1178</text:p>
          </table:table-cell>
          <table:table-cell table:style-name="ce1" office:value-type="float" office:value="66.3263" calcext:value-type="float">
            <text:p>66,3263</text:p>
          </table:table-cell>
          <table:table-cell table:style-name="ce1" office:value-type="float" office:value="101.66705" calcext:value-type="float">
            <text:p>101,6671</text:p>
          </table:table-cell>
          <table:table-cell table:style-name="ce1" office:value-type="float" office:value="137.214" calcext:value-type="float">
            <text:p>137,2140</text:p>
          </table:table-cell>
          <table:table-cell table:style-name="ce1" office:value-type="float" office:value="174.4969" calcext:value-type="float">
            <text:p>174,4969</text:p>
          </table:table-cell>
          <table:table-cell table:style-name="ce1" office:value-type="float" office:value="212.6654" calcext:value-type="float">
            <text:p>212,6654</text:p>
          </table:table-cell>
          <table:table-cell table:style-name="ce1" office:value-type="float" office:value="247.94925" calcext:value-type="float">
            <text:p>247,9493</text:p>
          </table:table-cell>
          <table:table-cell table:style-name="ce1" office:value-type="float" office:value="284.1719" calcext:value-type="float">
            <text:p>284,1719</text:p>
          </table:table-cell>
          <table:table-cell table:style-name="ce1" office:value-type="float" office:value="324.47715" calcext:value-type="float">
            <text:p>324,4772</text:p>
          </table:table-cell>
          <table:table-cell table:style-name="ce1" office:value-type="float" office:value="361.76995" calcext:value-type="float">
            <text:p>361,7700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table:style-name="ce1" office:value-type="float" office:value="0.00935" calcext:value-type="float">
            <text:p>0,0094</text:p>
          </table:table-cell>
          <table:table-cell table:style-name="ce1" office:value-type="float" office:value="0.0485" calcext:value-type="float">
            <text:p>0,0485</text:p>
          </table:table-cell>
          <table:table-cell table:style-name="ce1" office:value-type="float" office:value="0.4875" calcext:value-type="float">
            <text:p>0,4875</text:p>
          </table:table-cell>
          <table:table-cell table:style-name="ce1" office:value-type="float" office:value="0.95745" calcext:value-type="float">
            <text:p>0,9575</text:p>
          </table:table-cell>
          <table:table-cell table:style-name="ce1" office:value-type="float" office:value="4.80525" calcext:value-type="float">
            <text:p>4,8053</text:p>
          </table:table-cell>
          <table:table-cell table:style-name="ce1" office:value-type="float" office:value="9.22195" calcext:value-type="float">
            <text:p>9,2220</text:p>
          </table:table-cell>
          <table:table-cell table:style-name="ce1" office:value-type="float" office:value="17.29345" calcext:value-type="float">
            <text:p>17,2935</text:p>
          </table:table-cell>
          <table:table-cell table:style-name="ce1" office:value-type="float" office:value="26.48675" calcext:value-type="float">
            <text:p>26,4868</text:p>
          </table:table-cell>
          <table:table-cell table:style-name="ce1" office:value-type="float" office:value="35.55295" calcext:value-type="float">
            <text:p>35,5530</text:p>
          </table:table-cell>
          <table:table-cell table:style-name="ce1" office:value-type="float" office:value="44.7987" calcext:value-type="float">
            <text:p>44,7987</text:p>
          </table:table-cell>
          <table:table-cell table:style-name="ce1" office:value-type="float" office:value="52.6732" calcext:value-type="float">
            <text:p>52,6732</text:p>
          </table:table-cell>
          <table:table-cell table:style-name="ce1" office:value-type="float" office:value="67.76975" calcext:value-type="float">
            <text:p>67,7698</text:p>
          </table:table-cell>
          <table:table-cell table:style-name="ce1" office:value-type="float" office:value="78.9474" calcext:value-type="float">
            <text:p>78,9474</text:p>
          </table:table-cell>
          <table:table-cell table:style-name="ce1" office:value-type="float" office:value="82.5152" calcext:value-type="float">
            <text:p>82,5152</text:p>
          </table:table-cell>
          <table:table-cell table:style-name="ce1" office:value-type="float" office:value="94.62675" calcext:value-type="float">
            <text:p>94,6268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table:style-name="ce1" office:value-type="float" office:value="0.0216" calcext:value-type="float">
            <text:p>0,0216</text:p>
          </table:table-cell>
          <table:table-cell table:style-name="ce1" office:value-type="float" office:value="0.1198" calcext:value-type="float">
            <text:p>0,1198</text:p>
          </table:table-cell>
          <table:table-cell table:style-name="ce1" office:value-type="float" office:value="1.52865" calcext:value-type="float">
            <text:p>1,5287</text:p>
          </table:table-cell>
          <table:table-cell table:style-name="ce1" office:value-type="float" office:value="3.20725" calcext:value-type="float">
            <text:p>3,2073</text:p>
          </table:table-cell>
          <table:table-cell table:style-name="ce1" office:value-type="float" office:value="17.57435" calcext:value-type="float">
            <text:p>17,5744</text:p>
          </table:table-cell>
          <table:table-cell table:style-name="ce1" office:value-type="float" office:value="36.6743" calcext:value-type="float">
            <text:p>36,6743</text:p>
          </table:table-cell>
          <table:table-cell table:style-name="ce1" office:value-type="float" office:value="76.0928" calcext:value-type="float">
            <text:p>76,0928</text:p>
          </table:table-cell>
          <table:table-cell table:style-name="ce1" office:value-type="float" office:value="117.30545" calcext:value-type="float">
            <text:p>117,3055</text:p>
          </table:table-cell>
          <table:table-cell table:style-name="ce1" office:value-type="float" office:value="159.50355" calcext:value-type="float">
            <text:p>159,5036</text:p>
          </table:table-cell>
          <table:table-cell table:style-name="ce1" office:value-type="float" office:value="200.97495" calcext:value-type="float">
            <text:p>200,9750</text:p>
          </table:table-cell>
          <table:table-cell table:style-name="ce1" office:value-type="float" office:value="243.81975" calcext:value-type="float">
            <text:p>243,8198</text:p>
          </table:table-cell>
          <table:table-cell table:style-name="ce1" office:value-type="float" office:value="287.98695" calcext:value-type="float">
            <text:p>287,9870</text:p>
          </table:table-cell>
          <table:table-cell table:style-name="ce1" office:value-type="float" office:value="331.845" calcext:value-type="float">
            <text:p>331,8450</text:p>
          </table:table-cell>
          <table:table-cell table:style-name="ce1" office:value-type="float" office:value="375.42865" calcext:value-type="float">
            <text:p>375,4287</text:p>
          </table:table-cell>
          <table:table-cell table:style-name="ce1" office:value-type="float" office:value="422.64665" calcext:value-type="float">
            <text:p>422,646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ourt</text:p>
          </table:table-cell>
          <table:table-cell office:value-type="string" calcext:value-type="string">
            <text:p>« 100 »</text:p>
          </table:table-cell>
          <table:table-cell office:value-type="string" calcext:value-type="string">
            <text:p>« 500 »</text:p>
          </table:table-cell>
          <table:table-cell office:value-type="string" calcext:value-type="string">
            <text:p>« 5000 »</text:p>
          </table:table-cell>
          <table:table-cell office:value-type="string" calcext:value-type="string">
            <text:p>« 10000 »</text:p>
          </table:table-cell>
          <table:table-cell office:value-type="string" calcext:value-type="string">
            <text:p>« 50000 »</text:p>
          </table:table-cell>
          <table:table-cell office:value-type="string" calcext:value-type="string">
            <text:p>« 100000 »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bbles</text:p>
          </table:table-cell>
          <table:table-cell table:style-name="ce1" office:value-type="float" office:value="0.10795" calcext:value-type="float">
            <text:p>0,1080</text:p>
          </table:table-cell>
          <table:table-cell table:style-name="ce1" office:value-type="float" office:value="1.5153" calcext:value-type="float">
            <text:p>1,5153</text:p>
          </table:table-cell>
          <table:table-cell table:style-name="ce1" office:value-type="float" office:value="91.2756" calcext:value-type="float">
            <text:p>91,2756</text:p>
          </table:table-cell>
          <table:table-cell table:style-name="ce1" office:value-type="float" office:value="425.38" calcext:value-type="float">
            <text:p>425,3800</text:p>
          </table:table-cell>
          <table:table-cell table:style-name="ce1" office:value-type="float" office:value="12557.9152" calcext:value-type="float">
            <text:p>12557,9152</text:p>
          </table:table-cell>
          <table:table-cell table:style-name="ce1" office:value-type="float" office:value="63930.98925" calcext:value-type="float">
            <text:p>63930,98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quentialInsertion</text:p>
          </table:table-cell>
          <table:table-cell table:style-name="ce1" office:value-type="float" office:value="0.0211" calcext:value-type="float">
            <text:p>0,0211</text:p>
          </table:table-cell>
          <table:table-cell table:style-name="ce1" office:value-type="float" office:value="0.4515" calcext:value-type="float">
            <text:p>0,4515</text:p>
          </table:table-cell>
          <table:table-cell table:style-name="ce1" office:value-type="float" office:value="43.2995" calcext:value-type="float">
            <text:p>43,2995</text:p>
          </table:table-cell>
          <table:table-cell table:style-name="ce1" office:value-type="float" office:value="172.78395" calcext:value-type="float">
            <text:p>172,7840</text:p>
          </table:table-cell>
          <table:table-cell table:style-name="ce1" office:value-type="float" office:value="4316.4249" calcext:value-type="float">
            <text:p>4316,4249</text:p>
          </table:table-cell>
          <table:table-cell table:style-name="ce1" office:value-type="float" office:value="18344.305375" calcext:value-type="float">
            <text:p>18344,30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quentInsChained</text:p>
          </table:table-cell>
          <table:table-cell table:style-name="ce1" office:value-type="float" office:value="0.03495" calcext:value-type="float">
            <text:p>0,0350</text:p>
          </table:table-cell>
          <table:table-cell table:style-name="ce1" office:value-type="float" office:value="0.80035" calcext:value-type="float">
            <text:p>0,8004</text:p>
          </table:table-cell>
          <table:table-cell table:style-name="ce1" office:value-type="float" office:value="73.6965" calcext:value-type="float">
            <text:p>73,6965</text:p>
          </table:table-cell>
          <table:table-cell table:style-name="ce1" office:value-type="float" office:value="294.6678" calcext:value-type="float">
            <text:p>294,6678</text:p>
          </table:table-cell>
          <table:table-cell table:style-name="ce1" office:value-type="float" office:value="7358.45995" calcext:value-type="float">
            <text:p>7358,4600</text:p>
          </table:table-cell>
          <table:table-cell table:style-name="ce1" office:value-type="float" office:value="33221.557889" calcext:value-type="float">
            <text:p>33221,5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chotomousInsertion</text:p>
          </table:table-cell>
          <table:table-cell table:style-name="ce1" office:value-type="float" office:value="0.02535" calcext:value-type="float">
            <text:p>0,0254</text:p>
          </table:table-cell>
          <table:table-cell table:style-name="ce1" office:value-type="float" office:value="0.37755" calcext:value-type="float">
            <text:p>0,3776</text:p>
          </table:table-cell>
          <table:table-cell table:style-name="ce1" office:value-type="float" office:value="22.78485" calcext:value-type="float">
            <text:p>22,7849</text:p>
          </table:table-cell>
          <table:table-cell table:style-name="ce1" office:value-type="float" office:value="88.98805" calcext:value-type="float">
            <text:p>88,9881</text:p>
          </table:table-cell>
          <table:table-cell table:style-name="ce1" office:value-type="float" office:value="2201.54075" calcext:value-type="float">
            <text:p>2201,5408</text:p>
          </table:table-cell>
          <table:table-cell table:style-name="ce1" office:value-type="float" office:value="8732.17365" calcext:value-type="float">
            <text:p>8732,17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lectionPermutation</text:p>
          </table:table-cell>
          <table:table-cell table:style-name="ce1" office:value-type="float" office:value="0.0293" calcext:value-type="float">
            <text:p>0,0293</text:p>
          </table:table-cell>
          <table:table-cell table:style-name="ce1" office:value-type="float" office:value="0.59375" calcext:value-type="float">
            <text:p>0,5938</text:p>
          </table:table-cell>
          <table:table-cell table:style-name="ce1" office:value-type="float" office:value="55.144" calcext:value-type="float">
            <text:p>55,1440</text:p>
          </table:table-cell>
          <table:table-cell table:style-name="ce1" office:value-type="float" office:value="219.74985" calcext:value-type="float">
            <text:p>219,7499</text:p>
          </table:table-cell>
          <table:table-cell table:style-name="ce1" office:value-type="float" office:value="5481.28995" calcext:value-type="float">
            <text:p>5481,2900</text:p>
          </table:table-cell>
          <table:table-cell table:style-name="ce1" office:value-type="float" office:value="23757.05325" calcext:value-type="float">
            <text:p>23757,0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ge</text:p>
          </table:table-cell>
          <table:table-cell table:style-name="ce1" office:value-type="float" office:value="0.0292" calcext:value-type="float">
            <text:p>0,0292</text:p>
          </table:table-cell>
          <table:table-cell table:style-name="ce1" office:value-type="float" office:value="0.1677" calcext:value-type="float">
            <text:p>0,1677</text:p>
          </table:table-cell>
          <table:table-cell table:style-name="ce1" office:value-type="float" office:value="1.5318" calcext:value-type="float">
            <text:p>1,5318</text:p>
          </table:table-cell>
          <table:table-cell table:style-name="ce1" office:value-type="float" office:value="2.83865" calcext:value-type="float">
            <text:p>2,8387</text:p>
          </table:table-cell>
          <table:table-cell table:style-name="ce1" office:value-type="float" office:value="15.56285" calcext:value-type="float">
            <text:p>15,5629</text:p>
          </table:table-cell>
          <table:table-cell table:style-name="ce1" office:value-type="float" office:value="32.1178" calcext:value-type="float">
            <text:p>32,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ickSort</text:p>
          </table:table-cell>
          <table:table-cell table:style-name="ce1" office:value-type="float" office:value="0.00935" calcext:value-type="float">
            <text:p>0,0094</text:p>
          </table:table-cell>
          <table:table-cell table:style-name="ce1" office:value-type="float" office:value="0.0485" calcext:value-type="float">
            <text:p>0,0485</text:p>
          </table:table-cell>
          <table:table-cell table:style-name="ce1" office:value-type="float" office:value="0.4875" calcext:value-type="float">
            <text:p>0,4875</text:p>
          </table:table-cell>
          <table:table-cell table:style-name="ce1" office:value-type="float" office:value="0.95745" calcext:value-type="float">
            <text:p>0,9575</text:p>
          </table:table-cell>
          <table:table-cell table:style-name="ce1" office:value-type="float" office:value="4.80525" calcext:value-type="float">
            <text:p>4,8053</text:p>
          </table:table-cell>
          <table:table-cell table:style-name="ce1" office:value-type="float" office:value="9.22195" calcext:value-type="float">
            <text:p>9,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naryTree</text:p>
          </table:table-cell>
          <table:table-cell office:value-type="float" office:value="0.05865" calcext:value-type="float">
            <text:p>0,05865</text:p>
          </table:table-cell>
          <table:table-cell office:value-type="float" office:value="0.2635" calcext:value-type="float">
            <text:p>0,2635</text:p>
          </table:table-cell>
          <table:table-cell office:value-type="float" office:value="3.63875" calcext:value-type="float">
            <text:p>3,63875</text:p>
          </table:table-cell>
          <table:table-cell office:value-type="float" office:value="11.80005" calcext:value-type="float">
            <text:p>11,80005</text:p>
          </table:table-cell>
          <table:table-cell office:value-type="float" office:value="360.42985" calcext:value-type="float">
            <text:p>360,42985</text:p>
          </table:table-cell>
          <table:table-cell office:value-type="float" office:value="2074.5627" calcext:value-type="float">
            <text:p>2074,5627</text:p>
          </table:table-cell>
          <table:table-cell office:value-type="float" office:value="12413.95165" calcext:value-type="float">
            <text:p>12413,95165</text:p>
          </table:table-cell>
          <table:table-cell office:value-type="float" office:value="36203.295375" calcext:value-type="float">
            <text:p>36203,295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apSort</text:p>
          </table:table-cell>
          <table:table-cell table:style-name="ce1" office:value-type="float" office:value="0.0216" calcext:value-type="float">
            <text:p>0,0216</text:p>
          </table:table-cell>
          <table:table-cell table:style-name="ce1" office:value-type="float" office:value="0.1198" calcext:value-type="float">
            <text:p>0,1198</text:p>
          </table:table-cell>
          <table:table-cell table:style-name="ce1" office:value-type="float" office:value="1.52865" calcext:value-type="float">
            <text:p>1,5287</text:p>
          </table:table-cell>
          <table:table-cell table:style-name="ce1" office:value-type="float" office:value="3.20725" calcext:value-type="float">
            <text:p>3,2073</text:p>
          </table:table-cell>
          <table:table-cell table:style-name="ce1" office:value-type="float" office:value="17.57435" calcext:value-type="float">
            <text:p>17,5744</text:p>
          </table:table-cell>
          <table:table-cell table:style-name="ce1" office:value-type="float" office:value="36.6743" calcext:value-type="float">
            <text:p>36,6743</text:p>
          </table:table-cell>
          <table:table-cell table:number-columns-repeated="9"/>
        </table:table-row>
        <table:table-row table:style-name="ro1" table:number-rows-repeated="21">
          <table:table-cell table:number-columns-repeated="16"/>
        </table:table-row>
        <table:table-row table:style-name="ro1">
          <table:table-cell/>
          <table:table-cell table:number-columns-repeated="2" office:value-type="string" calcext:value-type="string">
            <text:p>«2»</text:p>
          </table:table-cell>
          <table:table-cell office:value-type="string" calcext:value-type="string">
            <text:p>«5»</text:p>
          </table:table-cell>
          <table:table-cell office:value-type="string" calcext:value-type="string">
            <text:p>«10»</text:p>
          </table:table-cell>
          <table:table-cell office:value-type="string" calcext:value-type="string">
            <text:p>«15»</text:p>
          </table:table-cell>
          <table:table-cell office:value-type="string" calcext:value-type="string">
            <text:p>«20»</text:p>
          </table:table-cell>
          <table:table-cell office:value-type="string" calcext:value-type="string">
            <text:p>«25»</text:p>
          </table:table-cell>
          <table:table-cell office:value-type="string" calcext:value-type="string">
            <text:p>«30»</text:p>
          </table:table-cell>
          <table:table-cell office:value-type="string" calcext:value-type="string">
            <text:p>«35»</text:p>
          </table:table-cell>
          <table:table-cell office:value-type="string" calcext:value-type="string">
            <text:p>«40»</text:p>
          </table:table-cell>
          <table:table-cell office:value-type="string" calcext:value-type="string">
            <text:p>«45»</text:p>
          </table:table-cell>
          <table:table-cell office:value-type="string" calcext:value-type="string">
            <text:p>«50»</text:p>
          </table:table-cell>
          <table:table-cell office:value-type="string" calcext:value-type="string">
            <text:p>«55»</text:p>
          </table:table-cell>
          <table:table-cell office:value-type="string" calcext:value-type="string">
            <text:p>«60»</text:p>
          </table:table-cell>
          <table:table-cell office:value-type="string" calcext:value-type="string">
            <text:p>«65»</text:p>
          </table:table-cell>
        </table:table-row>
        <table:table-row table:style-name="ro1">
          <table:table-cell office:value-type="string" calcext:value-type="string">
            <text:p>Bubbles</text:p>
          </table:table-cell>
          <table:table-cell table:number-columns-repeated="2" office:value-type="float" office:value="0.00025" calcext:value-type="float">
            <text:p>0,0002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5" calcext:value-type="float">
            <text:p>0,00085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365" calcext:value-type="float">
            <text:p>0,00365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665" calcext:value-type="float">
            <text:p>0,00665</text:p>
          </table:table-cell>
          <table:table-cell office:value-type="float" office:value="0.00825" calcext:value-type="float">
            <text:p>0,00825</text:p>
          </table:table-cell>
          <table:table-cell office:value-type="float" office:value="0.0105" calcext:value-type="float">
            <text:p>0,0105</text:p>
          </table:table-cell>
          <table:table-cell office:value-type="float" office:value="0.01265" calcext:value-type="float">
            <text:p>0,01265</text:p>
          </table:table-cell>
          <table:table-cell office:value-type="float" office:value="0.0157" calcext:value-type="float">
            <text:p>0,0157</text:p>
          </table:table-cell>
          <table:table-cell office:value-type="float" office:value="0.0174" calcext:value-type="float">
            <text:p>0,0174</text:p>
          </table:table-cell>
          <table:table-cell office:value-type="float" office:value="0.0203" calcext:value-type="float">
            <text:p>0,0203</text:p>
          </table:table-cell>
        </table:table-row>
        <table:table-row table:style-name="ro1">
          <table:table-cell office:value-type="string" calcext:value-type="string">
            <text:p>SequentialInsertion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115" calcext:value-type="float">
            <text:p>0,00115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275" calcext:value-type="float">
            <text:p>0,00275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495" calcext:value-type="float">
            <text:p>0,00495</text:p>
          </table:table-cell>
          <table:table-cell office:value-type="float" office:value="0.00545" calcext:value-type="float">
            <text:p>0,00545</text:p>
          </table:table-cell>
          <table:table-cell office:value-type="float" office:value="0.0077" calcext:value-type="float">
            <text:p>0,0077</text:p>
          </table:table-cell>
          <table:table-cell office:value-type="float" office:value="0.0094" calcext:value-type="float">
            <text:p>0,0094</text:p>
          </table:table-cell>
          <table:table-cell office:value-type="float" office:value="0.0107" calcext:value-type="float">
            <text:p>0,0107</text:p>
          </table:table-cell>
          <table:table-cell office:value-type="float" office:value="0.0124" calcext:value-type="float">
            <text:p>0,0124</text:p>
          </table:table-cell>
        </table:table-row>
        <table:table-row table:style-name="ro1">
          <table:table-cell office:value-type="string" calcext:value-type="string">
            <text:p>SequentInsChained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45" calcext:value-type="float">
            <text:p>0,00145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00655" calcext:value-type="float">
            <text:p>0,00655</text:p>
          </table:table-cell>
          <table:table-cell office:value-type="float" office:value="0.00845" calcext:value-type="float">
            <text:p>0,00845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0116" calcext:value-type="float">
            <text:p>0,0116</text:p>
          </table:table-cell>
          <table:table-cell office:value-type="float" office:value="0.01355" calcext:value-type="float">
            <text:p>0,01355</text:p>
          </table:table-cell>
          <table:table-cell office:value-type="float" office:value="0.0159" calcext:value-type="float">
            <text:p>0,0159</text:p>
          </table:table-cell>
        </table:table-row>
        <table:table-row table:style-name="ro1">
          <table:table-cell office:value-type="string" calcext:value-type="string">
            <text:p>DichotomousInsertion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235" calcext:value-type="float">
            <text:p>0,00235</text:p>
          </table:table-cell>
          <table:table-cell office:value-type="float" office:value="0.00315" calcext:value-type="float">
            <text:p>0,00315</text:p>
          </table:table-cell>
          <table:table-cell office:value-type="float" office:value="0.00415" calcext:value-type="float">
            <text:p>0,00415</text:p>
          </table:table-cell>
          <table:table-cell office:value-type="float" office:value="0.00495" calcext:value-type="float">
            <text:p>0,00495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71" calcext:value-type="float">
            <text:p>0,0071</text:p>
          </table:table-cell>
          <table:table-cell office:value-type="float" office:value="0.0085" calcext:value-type="float">
            <text:p>0,0085</text:p>
          </table:table-cell>
          <table:table-cell office:value-type="float" office:value="0.0096" calcext:value-type="float">
            <text:p>0,0096</text:p>
          </table:table-cell>
          <table:table-cell office:value-type="float" office:value="0.0109" calcext:value-type="float">
            <text:p>0,0109</text:p>
          </table:table-cell>
          <table:table-cell office:value-type="float" office:value="0.01285" calcext:value-type="float">
            <text:p>0,01285</text:p>
          </table:table-cell>
        </table:table-row>
        <table:table-row table:style-name="ro1">
          <table:table-cell office:value-type="string" calcext:value-type="string">
            <text:p>BinaryTree</text:p>
          </table:table-cell>
          <table:table-cell office:value-type="float" office:value="0.0025" calcext:value-type="float">
            <text:p>0,0025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295" calcext:value-type="float">
            <text:p>0,00295</text:p>
          </table:table-cell>
          <table:table-cell office:value-type="float" office:value="0.0037" calcext:value-type="float">
            <text:p>0,0037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0565" calcext:value-type="float">
            <text:p>0,00565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08" calcext:value-type="float">
            <text:p>0,008</text:p>
          </table:table-cell>
          <table:table-cell office:value-type="float" office:value="0.00895" calcext:value-type="float">
            <text:p>0,00895</text:p>
          </table:table-cell>
          <table:table-cell office:value-type="float" office:value="0.0101" calcext:value-type="float">
            <text:p>0,0101</text:p>
          </table:table-cell>
          <table:table-cell office:value-type="float" office:value="0.01255" calcext:value-type="float">
            <text:p>0,01255</text:p>
          </table:table-cell>
          <table:table-cell office:value-type="float" office:value="0.0123" calcext:value-type="float">
            <text:p>0,0123</text:p>
          </table:table-cell>
          <table:table-cell office:value-type="float" office:value="0.0137" calcext:value-type="float">
            <text:p>0,0137</text:p>
          </table:table-cell>
        </table:table-row>
        <table:table-row table:style-name="ro1">
          <table:table-cell office:value-type="string" calcext:value-type="string">
            <text:p>SelectionPermutation</text:p>
          </table:table-cell>
          <table:table-cell table:number-columns-repeated="2" office:value-type="float" office:value="0.00045" calcext:value-type="float">
            <text:p>0,00045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0.00115" calcext:value-type="float">
            <text:p>0,00115</text:p>
          </table:table-cell>
          <table:table-cell office:value-type="float" office:value="0.00155" calcext:value-type="float">
            <text:p>0,00155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00425" calcext:value-type="float">
            <text:p>0,00425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0815" calcext:value-type="float">
            <text:p>0,00815</text:p>
          </table:table-cell>
          <table:table-cell office:value-type="float" office:value="0.00965" calcext:value-type="float">
            <text:p>0,00965</text:p>
          </table:table-cell>
          <table:table-cell office:value-type="float" office:value="0.0112" calcext:value-type="float">
            <text:p>0,011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585" calcext:value-type="float">
            <text:p>0,01585</text:p>
          </table:table-cell>
        </table:table-row>
        <table:table-row table:style-name="ro1">
          <table:table-cell office:value-type="string" calcext:value-type="string">
            <text:p>Merge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31" calcext:value-type="float">
            <text:p>0,0031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54" calcext:value-type="float">
            <text:p>0,0054</text:p>
          </table:table-cell>
          <table:table-cell office:value-type="float" office:value="0.00705" calcext:value-type="float">
            <text:p>0,00705</text:p>
          </table:table-cell>
          <table:table-cell office:value-type="float" office:value="0.0091" calcext:value-type="float">
            <text:p>0,0091</text:p>
          </table:table-cell>
          <table:table-cell office:value-type="float" office:value="0.0093" calcext:value-type="float">
            <text:p>0,0093</text:p>
          </table:table-cell>
          <table:table-cell office:value-type="float" office:value="0.01065" calcext:value-type="float">
            <text:p>0,01065</text:p>
          </table:table-cell>
          <table:table-cell office:value-type="float" office:value="0.0118" calcext:value-type="float">
            <text:p>0,0118</text:p>
          </table:table-cell>
          <table:table-cell office:value-type="float" office:value="0.01275" calcext:value-type="float">
            <text:p>0,01275</text:p>
          </table:table-cell>
          <table:table-cell office:value-type="float" office:value="0.01545" calcext:value-type="float">
            <text:p>0,01545</text:p>
          </table:table-cell>
          <table:table-cell office:value-type="float" office:value="0.01635" calcext:value-type="float">
            <text:p>0,01635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105" calcext:value-type="float">
            <text:p>0,00105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17" calcext:value-type="float">
            <text:p>0,0017</text:p>
          </table:table-cell>
          <table:table-cell office:value-type="float" office:value="0.0024" calcext:value-type="float">
            <text:p>0,0024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36" calcext:value-type="float">
            <text:p>0,0036</text:p>
          </table:table-cell>
          <table:table-cell office:value-type="float" office:value="0.0044" calcext:value-type="float">
            <text:p>0,0044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485" calcext:value-type="float">
            <text:p>0,00485</text:p>
          </table:table-cell>
          <table:table-cell office:value-type="float" office:value="0.00565" calcext:value-type="float">
            <text:p>0,00565</text:p>
          </table:table-cell>
          <table:table-cell office:value-type="float" office:value="0.0061" calcext:value-type="float">
            <text:p>0,0061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HeapSort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145" calcext:value-type="float">
            <text:p>0,00145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0355" calcext:value-type="float">
            <text:p>0,00355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0555" calcext:value-type="float">
            <text:p>0,00555</text:p>
          </table:table-cell>
          <table:table-cell office:value-type="float" office:value="0.0064" calcext:value-type="float">
            <text:p>0,0064</text:p>
          </table:table-cell>
          <table:table-cell office:value-type="float" office:value="0.00735" calcext:value-type="float">
            <text:p>0,00735</text:p>
          </table:table-cell>
          <table:table-cell office:value-type="float" office:value="0.0097" calcext:value-type="float">
            <text:p>0,0097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0108" calcext:value-type="float">
            <text:p>0,0108</text:p>
          </table:table-cell>
          <table:table-cell office:value-type="float" office:value="0.0118" calcext:value-type="float">
            <text:p>0,0118</text:p>
          </table:table-cell>
        </table:table-row>
        <table:table-row table:style-name="ro1" table:number-rows-repeated="104852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">
      <number:number number:decimal-places="0" loext:min-decimal-places="0" number:min-integer-digits="5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5" loext:min-decimal-places="5" number:min-integer-digits="1"/>
    </number:number-style>
    <number:number-style style:name="N139">
      <number:number number:decimal-places="6" loext:min-decimal-places="6" number:min-integer-digits="1"/>
    </number:number-style>
    <number:number-style style:name="N140">
      <number:number number:decimal-places="7" loext:min-decimal-places="7" number:min-integer-digits="1"/>
    </number:number-style>
    <number:number-style style:name="N141">
      <number:number number:decimal-places="8" loext:min-decimal-places="8" number:min-integer-digits="1"/>
    </number:number-style>
    <number:number-style style:name="N142">
      <number:number number:decimal-places="9" loext:min-decimal-places="9" number:min-integer-digits="1"/>
    </number:number-style>
    <number:number-style style:name="N143">
      <number:number number:decimal-places="10" loext:min-decimal-places="10" number:min-integer-digits="1"/>
    </number:number-style>
    <number:number-style style:name="N144">
      <number:number number:decimal-places="11" loext:min-decimal-places="11" number:min-integer-digits="1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17:33:01.190375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21:31:31.949647873</meta:creation-date>
    <meta:generator>LibreOffice/5.1.4.2$Linux_X86_64 LibreOffice_project/10m0$Build-2</meta:generator>
    <dc:date>2016-10-19T17:52:25.641438240</dc:date>
    <meta:editing-duration>PT1H12M20S</meta:editing-duration>
    <meta:editing-cycles>8</meta:editing-cycles>
    <meta:document-statistic meta:table-count="1" meta:cell-count="35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3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13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7.879cm" svg:height="9cm" xlink:href=".." xlink:type="simple" chart:class="chart:line" chart:style-name="ch1">
        <chart:title svg:x="6.911cm" svg:y="0.316cm" chart:style-name="ch2">
          <text:p>Algorithmes "Lents"</text:p>
        </chart:title>
        <chart:legend chart:legend-position="end" svg:x="13.201cm" svg:y="2.956cm" style:legend-expansion="high" chart:style-name="ch3"/>
        <chart:plot-area chart:style-name="ch4" table:cell-range-address="Feuille1.A1:Feuille1.P7" chart:data-source-has-labels="both" svg:x="1.368cm" svg:y="1.275cm" svg:width="11.476cm" svg:height="6.564cm">
          <chartooo:coordinate-region svg:x="3.392cm" svg:y="1.275cm" svg:width="9.312cm" svg:height="4.505cm"/>
          <chart:axis chart:dimension="x" chart:name="primary-x" chart:style-name="ch5" chartooo:axis-type="auto">
            <chartooo:date-scale/>
            <chart:title svg:x="5.713cm" svg:y="8.019cm" chart:style-name="ch6">
              <text:p>Tailles de tableaux</text:p>
            </chart:title>
            <chart:categories table:cell-range-address="Feuille1.B1:Feuille1.P1"/>
          </chart:axis>
          <chart:axis chart:dimension="y" chart:name="primary-y" chart:style-name="ch7">
            <chart:title svg:x="0.451cm" svg:y="5.554cm" chart:style-name="ch8">
              <text:p>Temps en ms</text:p>
            </chart:title>
            <chart:grid chart:style-name="ch9" chart:class="major"/>
          </chart:axis>
          <chart:series chart:style-name="ch10" chart:values-cell-range-address="Feuille1.B2:Feuille1.P2" chart:label-cell-address="Feuille1.A2:Feuille1.A2" chart:class="chart:line">
            <chart:data-point chart:repeated="15"/>
          </chart:series>
          <chart:series chart:style-name="ch11" chart:values-cell-range-address="Feuille1.B3:Feuille1.P3" chart:label-cell-address="Feuille1.A3:Feuille1.A3" chart:class="chart:line">
            <chart:data-point chart:repeated="15"/>
          </chart:series>
          <chart:series chart:style-name="ch12" chart:values-cell-range-address="Feuille1.B4:Feuille1.P4" chart:label-cell-address="Feuille1.A4:Feuille1.A4" chart:class="chart:line">
            <chart:data-point chart:repeated="15"/>
          </chart:series>
          <chart:series chart:style-name="ch13" chart:values-cell-range-address="Feuille1.B5:Feuille1.P5" chart:label-cell-address="Feuille1.A5:Feuille1.A5" chart:class="chart:line">
            <chart:data-point chart:repeated="15"/>
          </chart:series>
          <chart:series chart:style-name="ch14" chart:values-cell-range-address="Feuille1.B6:Feuille1.P6" chart:label-cell-address="Feuille1.A6:Feuille1.A6" chart:class="chart:line">
            <chart:data-point chart:repeated="15"/>
          </chart:series>
          <chart:series chart:style-name="ch15" chart:values-cell-range-address="Feuille1.B7:Feuille1.P7" chart:label-cell-address="Feuille1.A7:Feuille1.A7" chart:class="chart:line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« 100 »</text:p>
                <draw:g>
                  <svg:desc>Feuille1.B1:Feuille1.P1</svg:desc>
                </draw:g>
              </table:table-cell>
              <table:table-cell office:value-type="string">
                <text:p>« 500 »</text:p>
              </table:table-cell>
              <table:table-cell office:value-type="string">
                <text:p>« 5000 »</text:p>
              </table:table-cell>
              <table:table-cell office:value-type="string">
                <text:p>« 10000 »</text:p>
              </table:table-cell>
              <table:table-cell office:value-type="string">
                <text:p>« 50000 »</text:p>
              </table:table-cell>
              <table:table-cell office:value-type="string">
                <text:p>« 100000 »</text:p>
              </table:table-cell>
              <table:table-cell office:value-type="string">
                <text:p>« 200000 »</text:p>
              </table:table-cell>
              <table:table-cell office:value-type="string">
                <text:p>« 300000 »</text:p>
              </table:table-cell>
              <table:table-cell office:value-type="string">
                <text:p>« 400000 »</text:p>
              </table:table-cell>
              <table:table-cell office:value-type="string">
                <text:p>« 500000 »</text:p>
              </table:table-cell>
              <table:table-cell office:value-type="string">
                <text:p>« 600000 »</text:p>
              </table:table-cell>
              <table:table-cell office:value-type="string">
                <text:p>« 700000 »</text:p>
              </table:table-cell>
              <table:table-cell office:value-type="string">
                <text:p>« 800000 »</text:p>
              </table:table-cell>
              <table:table-cell office:value-type="string">
                <text:p>« 900000 »</text:p>
              </table:table-cell>
              <table:table-cell office:value-type="string">
                <text:p>« 1000000 »</text:p>
              </table:table-cell>
            </table:table-row>
          </table:table-header-rows>
          <table:table-rows>
            <table:table-row>
              <table:table-cell office:value-type="string">
                <text:p>Bubbles</text:p>
                <draw:g>
                  <svg:desc>Feuille1.A2:Feuille1.A2</svg:desc>
                </draw:g>
              </table:table-cell>
              <table:table-cell office:value-type="float" office:value="0.10795">
                <text:p>0.10795</text:p>
                <draw:g>
                  <svg:desc>Feuille1.B2:Feuille1.P2</svg:desc>
                </draw:g>
              </table:table-cell>
              <table:table-cell office:value-type="float" office:value="1.5153">
                <text:p>1.5153</text:p>
              </table:table-cell>
              <table:table-cell office:value-type="float" office:value="91.2756">
                <text:p>91.2756</text:p>
              </table:table-cell>
              <table:table-cell office:value-type="float" office:value="425.38">
                <text:p>425.38</text:p>
              </table:table-cell>
              <table:table-cell office:value-type="float" office:value="12557.9152">
                <text:p>12557.9152</text:p>
              </table:table-cell>
              <table:table-cell office:value-type="float" office:value="63930.98925">
                <text:p>63930.9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quentialInsertion</text:p>
                <draw:g>
                  <svg:desc>Feuille1.A3:Feuille1.A3</svg:desc>
                </draw:g>
              </table:table-cell>
              <table:table-cell office:value-type="float" office:value="0.0211">
                <text:p>0.0211</text:p>
                <draw:g>
                  <svg:desc>Feuille1.B3:Feuille1.P3</svg:desc>
                </draw:g>
              </table:table-cell>
              <table:table-cell office:value-type="float" office:value="0.4515">
                <text:p>0.4515</text:p>
              </table:table-cell>
              <table:table-cell office:value-type="float" office:value="43.2995">
                <text:p>43.2995</text:p>
              </table:table-cell>
              <table:table-cell office:value-type="float" office:value="172.78395">
                <text:p>172.78395</text:p>
              </table:table-cell>
              <table:table-cell office:value-type="float" office:value="4316.4249">
                <text:p>4316.4249</text:p>
              </table:table-cell>
              <table:table-cell office:value-type="float" office:value="18344.305375">
                <text:p>18344.30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quentInsChained</text:p>
                <draw:g>
                  <svg:desc>Feuille1.A4:Feuille1.A4</svg:desc>
                </draw:g>
              </table:table-cell>
              <table:table-cell office:value-type="float" office:value="0.03495">
                <text:p>0.03495</text:p>
                <draw:g>
                  <svg:desc>Feuille1.B4:Feuille1.P4</svg:desc>
                </draw:g>
              </table:table-cell>
              <table:table-cell office:value-type="float" office:value="0.80035">
                <text:p>0.80035</text:p>
              </table:table-cell>
              <table:table-cell office:value-type="float" office:value="73.6965">
                <text:p>73.6965</text:p>
              </table:table-cell>
              <table:table-cell office:value-type="float" office:value="294.6678">
                <text:p>294.6678</text:p>
              </table:table-cell>
              <table:table-cell office:value-type="float" office:value="7358.45995">
                <text:p>7358.45995</text:p>
              </table:table-cell>
              <table:table-cell office:value-type="float" office:value="33221.557889">
                <text:p>33221.557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chotomousInsertion</text:p>
                <draw:g>
                  <svg:desc>Feuille1.A5:Feuille1.A5</svg:desc>
                </draw:g>
              </table:table-cell>
              <table:table-cell office:value-type="float" office:value="0.02535">
                <text:p>0.02535</text:p>
                <draw:g>
                  <svg:desc>Feuille1.B5:Feuille1.P5</svg:desc>
                </draw:g>
              </table:table-cell>
              <table:table-cell office:value-type="float" office:value="0.37755">
                <text:p>0.37755</text:p>
              </table:table-cell>
              <table:table-cell office:value-type="float" office:value="22.78485">
                <text:p>22.78485</text:p>
              </table:table-cell>
              <table:table-cell office:value-type="float" office:value="88.98805">
                <text:p>88.98805</text:p>
              </table:table-cell>
              <table:table-cell office:value-type="float" office:value="2201.54075">
                <text:p>2201.54075</text:p>
              </table:table-cell>
              <table:table-cell office:value-type="float" office:value="8732.17365">
                <text:p>8732.17365</text:p>
              </table:table-cell>
              <table:table-cell office:value-type="float" office:value="39805.021857">
                <text:p>39805.021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inaryTree</text:p>
                <draw:g>
                  <svg:desc>Feuille1.A6:Feuille1.A6</svg:desc>
                </draw:g>
              </table:table-cell>
              <table:table-cell office:value-type="float" office:value="0.05865">
                <text:p>0.05865</text:p>
                <draw:g>
                  <svg:desc>Feuille1.B6:Feuille1.P6</svg:desc>
                </draw:g>
              </table:table-cell>
              <table:table-cell office:value-type="float" office:value="0.2635">
                <text:p>0.2635</text:p>
              </table:table-cell>
              <table:table-cell office:value-type="float" office:value="3.63875">
                <text:p>3.63875</text:p>
              </table:table-cell>
              <table:table-cell office:value-type="float" office:value="11.80005">
                <text:p>11.80005</text:p>
              </table:table-cell>
              <table:table-cell office:value-type="float" office:value="360.42985">
                <text:p>360.42985</text:p>
              </table:table-cell>
              <table:table-cell office:value-type="float" office:value="2074.5627">
                <text:p>2074.5627</text:p>
              </table:table-cell>
              <table:table-cell office:value-type="float" office:value="12413.95165">
                <text:p>12413.95165</text:p>
              </table:table-cell>
              <table:table-cell office:value-type="float" office:value="36203.295375">
                <text:p>36203.29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lectionPermutation</text:p>
                <draw:g>
                  <svg:desc>Feuille1.A7:Feuille1.A7</svg:desc>
                </draw:g>
              </table:table-cell>
              <table:table-cell office:value-type="float" office:value="0.0293">
                <text:p>0.0293</text:p>
                <draw:g>
                  <svg:desc>Feuille1.B7:Feuille1.P7</svg:desc>
                </draw:g>
              </table:table-cell>
              <table:table-cell office:value-type="float" office:value="0.59375">
                <text:p>0.59375</text:p>
              </table:table-cell>
              <table:table-cell office:value-type="float" office:value="55.144">
                <text:p>55.144</text:p>
              </table:table-cell>
              <table:table-cell office:value-type="float" office:value="219.74985">
                <text:p>219.74985</text:p>
              </table:table-cell>
              <table:table-cell office:value-type="float" office:value="5481.28995">
                <text:p>5481.28995</text:p>
              </table:table-cell>
              <table:table-cell office:value-type="float" office:value="23757.05325">
                <text:p>23757.0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1 2 2" chart:style-name="ch1">
        <chart:title svg:x="5.707cm" svg:y="0.316cm" chart:style-name="ch2">
          <text:p>Algorithmes "Rapides"</text:p>
        </chart:title>
        <chart:legend chart:legend-position="end" svg:x="13.121cm" svg:y="3.454cm" style:legend-expansion="high" chart:style-name="ch3"/>
        <chart:plot-area chart:style-name="ch4" table:cell-range-address="Feuille1.A9:Feuille1.P12" chart:data-source-has-labels="both" svg:x="1.331cm" svg:y="1.275cm" svg:width="11.47cm" svg:height="6.564cm">
          <chartooo:coordinate-region svg:x="2.984cm" svg:y="1.275cm" svg:width="9.677cm" svg:height="4.505cm"/>
          <chart:axis chart:dimension="x" chart:name="primary-x" chart:style-name="ch5" chartooo:axis-type="auto">
            <chartooo:date-scale/>
            <chart:title svg:x="5.593cm" svg:y="8.019cm" chart:style-name="ch6">
              <text:p>Tailles des tableaux</text:p>
            </chart:title>
            <chart:categories table:cell-range-address="Feuille1.B9:Feuille1.P9"/>
          </chart:axis>
          <chart:axis chart:dimension="y" chart:name="primary-y" chart:style-name="ch7">
            <chart:title svg:x="0.451cm" svg:y="5.554cm" chart:style-name="ch8">
              <text:p>Temps en ms</text:p>
            </chart:title>
            <chart:grid chart:style-name="ch9" chart:class="major"/>
          </chart:axis>
          <chart:series chart:style-name="ch10" chart:values-cell-range-address="Feuille1.B10:Feuille1.P10" chart:label-cell-address="Feuille1.A10:Feuille1.A10" chart:class="chart:line">
            <chart:data-point chart:repeated="15"/>
          </chart:series>
          <chart:series chart:style-name="ch11" chart:values-cell-range-address="Feuille1.B11:Feuille1.P11" chart:label-cell-address="Feuille1.A11:Feuille1.A11" chart:class="chart:line">
            <chart:data-point chart:repeated="15"/>
          </chart:series>
          <chart:series chart:style-name="ch12" chart:values-cell-range-address="Feuille1.B12:Feuille1.P12" chart:label-cell-address="Feuille1.A12:Feuille1.A12" chart:class="chart:line">
            <chart:data-point chart:repeated="15"/>
          </chart:series>
          <chart:series chart:style-name="ch13" chart:values-cell-range-address="Feuille1.B12:Feuille1.P12" chart:label-cell-address="Feuille1.A12:Feuille1.A12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« 100 »</text:p>
                <draw:g>
                  <svg:desc>Feuille1.B9:Feuille1.P9</svg:desc>
                </draw:g>
              </table:table-cell>
              <table:table-cell office:value-type="string">
                <text:p>« 500 »</text:p>
              </table:table-cell>
              <table:table-cell office:value-type="string">
                <text:p>« 5000 »</text:p>
              </table:table-cell>
              <table:table-cell office:value-type="string">
                <text:p>« 10000 »</text:p>
              </table:table-cell>
              <table:table-cell office:value-type="string">
                <text:p>« 50000 »</text:p>
              </table:table-cell>
              <table:table-cell office:value-type="string">
                <text:p>« 100000 »</text:p>
              </table:table-cell>
              <table:table-cell office:value-type="string">
                <text:p>« 200000 »</text:p>
              </table:table-cell>
              <table:table-cell office:value-type="string">
                <text:p>« 300000 »</text:p>
              </table:table-cell>
              <table:table-cell office:value-type="string">
                <text:p>« 400000 »</text:p>
              </table:table-cell>
              <table:table-cell office:value-type="string">
                <text:p>« 500000 »</text:p>
              </table:table-cell>
              <table:table-cell office:value-type="string">
                <text:p>« 600000 »</text:p>
              </table:table-cell>
              <table:table-cell office:value-type="string">
                <text:p>« 700000 »</text:p>
              </table:table-cell>
              <table:table-cell office:value-type="string">
                <text:p>« 800000 »</text:p>
              </table:table-cell>
              <table:table-cell office:value-type="string">
                <text:p>« 900000 »</text:p>
              </table:table-cell>
              <table:table-cell office:value-type="string">
                <text:p>« 1000000 »</text:p>
              </table:table-cell>
            </table:table-row>
          </table:table-header-rows>
          <table:table-rows>
            <table:table-row>
              <table:table-cell office:value-type="string">
                <text:p>Merge</text:p>
                <draw:g>
                  <svg:desc>Feuille1.A10:Feuille1.A10</svg:desc>
                </draw:g>
              </table:table-cell>
              <table:table-cell office:value-type="float" office:value="0.0292">
                <text:p>0.0292</text:p>
                <draw:g>
                  <svg:desc>Feuille1.B10:Feuille1.P10</svg:desc>
                </draw:g>
              </table:table-cell>
              <table:table-cell office:value-type="float" office:value="0.1677">
                <text:p>0.1677</text:p>
              </table:table-cell>
              <table:table-cell office:value-type="float" office:value="1.5318">
                <text:p>1.5318</text:p>
              </table:table-cell>
              <table:table-cell office:value-type="float" office:value="2.83865">
                <text:p>2.83865</text:p>
              </table:table-cell>
              <table:table-cell office:value-type="float" office:value="15.56285">
                <text:p>15.56285</text:p>
              </table:table-cell>
              <table:table-cell office:value-type="float" office:value="32.1178">
                <text:p>32.1178</text:p>
              </table:table-cell>
              <table:table-cell office:value-type="float" office:value="66.3263">
                <text:p>66.3263</text:p>
              </table:table-cell>
              <table:table-cell office:value-type="float" office:value="101.66705">
                <text:p>101.66705</text:p>
              </table:table-cell>
              <table:table-cell office:value-type="float" office:value="137.214">
                <text:p>137.214</text:p>
              </table:table-cell>
              <table:table-cell office:value-type="float" office:value="174.4969">
                <text:p>174.4969</text:p>
              </table:table-cell>
              <table:table-cell office:value-type="float" office:value="212.6654">
                <text:p>212.6654</text:p>
              </table:table-cell>
              <table:table-cell office:value-type="float" office:value="247.94925">
                <text:p>247.94925</text:p>
              </table:table-cell>
              <table:table-cell office:value-type="float" office:value="284.1719">
                <text:p>284.1719</text:p>
              </table:table-cell>
              <table:table-cell office:value-type="float" office:value="324.47715">
                <text:p>324.47715</text:p>
              </table:table-cell>
              <table:table-cell office:value-type="float" office:value="361.76995">
                <text:p>361.76995</text:p>
              </table:table-cell>
            </table:table-row>
            <table:table-row>
              <table:table-cell office:value-type="string">
                <text:p>QuickSort</text:p>
                <draw:g>
                  <svg:desc>Feuille1.A11:Feuille1.A11</svg:desc>
                </draw:g>
              </table:table-cell>
              <table:table-cell office:value-type="float" office:value="0.00935">
                <text:p>0.00935</text:p>
                <draw:g>
                  <svg:desc>Feuille1.B11:Feuille1.P11</svg:desc>
                </draw:g>
              </table:table-cell>
              <table:table-cell office:value-type="float" office:value="0.0485">
                <text:p>0.0485</text:p>
              </table:table-cell>
              <table:table-cell office:value-type="float" office:value="0.4875">
                <text:p>0.4875</text:p>
              </table:table-cell>
              <table:table-cell office:value-type="float" office:value="0.95745">
                <text:p>0.95745</text:p>
              </table:table-cell>
              <table:table-cell office:value-type="float" office:value="4.80525">
                <text:p>4.80525</text:p>
              </table:table-cell>
              <table:table-cell office:value-type="float" office:value="9.22195">
                <text:p>9.22195</text:p>
              </table:table-cell>
              <table:table-cell office:value-type="float" office:value="17.29345">
                <text:p>17.29345</text:p>
              </table:table-cell>
              <table:table-cell office:value-type="float" office:value="26.48675">
                <text:p>26.48675</text:p>
              </table:table-cell>
              <table:table-cell office:value-type="float" office:value="35.55295">
                <text:p>35.55295</text:p>
              </table:table-cell>
              <table:table-cell office:value-type="float" office:value="44.7987">
                <text:p>44.7987</text:p>
              </table:table-cell>
              <table:table-cell office:value-type="float" office:value="52.6732">
                <text:p>52.6732</text:p>
              </table:table-cell>
              <table:table-cell office:value-type="float" office:value="67.76975">
                <text:p>67.76975</text:p>
              </table:table-cell>
              <table:table-cell office:value-type="float" office:value="78.9474">
                <text:p>78.9474</text:p>
              </table:table-cell>
              <table:table-cell office:value-type="float" office:value="82.5152">
                <text:p>82.5152</text:p>
              </table:table-cell>
              <table:table-cell office:value-type="float" office:value="94.62675">
                <text:p>94.62675</text:p>
              </table:table-cell>
            </table:table-row>
            <table:table-row>
              <table:table-cell office:value-type="string">
                <text:p>HeapSort</text:p>
                <draw:g>
                  <svg:desc>Feuille1.A12:Feuille1.A12</svg:desc>
                </draw:g>
              </table:table-cell>
              <table:table-cell office:value-type="float" office:value="0.0216">
                <text:p>0.0216</text:p>
                <draw:g>
                  <svg:desc>Feuille1.B12:Feuille1.P12</svg:desc>
                </draw:g>
              </table:table-cell>
              <table:table-cell office:value-type="float" office:value="0.1198">
                <text:p>0.1198</text:p>
              </table:table-cell>
              <table:table-cell office:value-type="float" office:value="1.52865">
                <text:p>1.52865</text:p>
              </table:table-cell>
              <table:table-cell office:value-type="float" office:value="3.20725">
                <text:p>3.20725</text:p>
              </table:table-cell>
              <table:table-cell office:value-type="float" office:value="17.57435">
                <text:p>17.57435</text:p>
              </table:table-cell>
              <table:table-cell office:value-type="float" office:value="36.6743">
                <text:p>36.6743</text:p>
              </table:table-cell>
              <table:table-cell office:value-type="float" office:value="76.0928">
                <text:p>76.0928</text:p>
              </table:table-cell>
              <table:table-cell office:value-type="float" office:value="117.30545">
                <text:p>117.30545</text:p>
              </table:table-cell>
              <table:table-cell office:value-type="float" office:value="159.50355">
                <text:p>159.50355</text:p>
              </table:table-cell>
              <table:table-cell office:value-type="float" office:value="200.97495">
                <text:p>200.97495</text:p>
              </table:table-cell>
              <table:table-cell office:value-type="float" office:value="243.81975">
                <text:p>243.81975</text:p>
              </table:table-cell>
              <table:table-cell office:value-type="float" office:value="287.98695">
                <text:p>287.98695</text:p>
              </table:table-cell>
              <table:table-cell office:value-type="float" office:value="331.845">
                <text:p>331.845</text:p>
              </table:table-cell>
              <table:table-cell office:value-type="float" office:value="375.42865">
                <text:p>375.42865</text:p>
              </table:table-cell>
              <table:table-cell office:value-type="float" office:value="422.64665">
                <text:p>422.64665</text:p>
              </table:table-cell>
            </table:table-row>
            <table:table-row>
              <table:table-cell office:value-type="string">
                <text:p>HeapSort</text:p>
                <draw:g>
                  <svg:desc>Feuille1.A12:Feuille1.A12</svg:desc>
                </draw:g>
              </table:table-cell>
              <table:table-cell office:value-type="float" office:value="0.0216">
                <text:p>0.0216</text:p>
                <draw:g>
                  <svg:desc>Feuille1.B12:Feuille1.P12</svg:desc>
                </draw:g>
              </table:table-cell>
              <table:table-cell office:value-type="float" office:value="0.1198">
                <text:p>0.1198</text:p>
              </table:table-cell>
              <table:table-cell office:value-type="float" office:value="1.52865">
                <text:p>1.52865</text:p>
              </table:table-cell>
              <table:table-cell office:value-type="float" office:value="3.20725">
                <text:p>3.20725</text:p>
              </table:table-cell>
              <table:table-cell office:value-type="float" office:value="17.57435">
                <text:p>17.57435</text:p>
              </table:table-cell>
              <table:table-cell office:value-type="float" office:value="36.6743">
                <text:p>36.6743</text:p>
              </table:table-cell>
              <table:table-cell office:value-type="float" office:value="76.0928">
                <text:p>76.0928</text:p>
              </table:table-cell>
              <table:table-cell office:value-type="float" office:value="117.30545">
                <text:p>117.30545</text:p>
              </table:table-cell>
              <table:table-cell office:value-type="float" office:value="159.50355">
                <text:p>159.50355</text:p>
              </table:table-cell>
              <table:table-cell office:value-type="float" office:value="200.97495">
                <text:p>200.97495</text:p>
              </table:table-cell>
              <table:table-cell office:value-type="float" office:value="243.81975">
                <text:p>243.81975</text:p>
              </table:table-cell>
              <table:table-cell office:value-type="float" office:value="287.98695">
                <text:p>287.98695</text:p>
              </table:table-cell>
              <table:table-cell office:value-type="float" office:value="331.845">
                <text:p>331.845</text:p>
              </table:table-cell>
              <table:table-cell office:value-type="float" office:value="375.42865">
                <text:p>375.42865</text:p>
              </table:table-cell>
              <table:table-cell office:value-type="float" office:value="422.64665">
                <text:p>422.646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2.644cm" svg:height="17.254cm" xlink:href=".." xlink:type="simple" chart:class="chart:line" chart:style-name="ch1">
        <chart:legend chart:legend-position="end" svg:x="27.966cm" svg:y="6.336cm" style:legend-expansion="high" chart:style-name="ch2"/>
        <chart:plot-area chart:style-name="ch3" table:cell-range-address="Feuille1.A45:Feuille1.A54 Feuille1.C45:Feuille1.P54" chart:data-source-has-labels="both" svg:x="0.652cm" svg:y="0.345cm" svg:width="26.662cm" svg:height="16.564cm">
          <chartooo:coordinate-region svg:x="1.75cm" svg:y="0.544cm" svg:width="25.192cm" svg:height="15.718cm"/>
          <chart:axis chart:dimension="x" chart:name="primary-x" chart:style-name="ch4" chartooo:axis-type="auto">
            <chartooo:date-scale/>
            <chart:categories table:cell-range-address="Feuille1.C45:Feuille1.P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C46:Feuille1.P46" chart:label-cell-address="Feuille1.A46:Feuille1.A46" chart:class="chart:line">
            <chart:data-point chart:repeated="14"/>
          </chart:series>
          <chart:series chart:style-name="ch7" chart:values-cell-range-address="Feuille1.C47:Feuille1.P47" chart:label-cell-address="Feuille1.A47:Feuille1.A47" chart:class="chart:line">
            <chart:data-point chart:repeated="14"/>
          </chart:series>
          <chart:series chart:style-name="ch8" chart:values-cell-range-address="Feuille1.C48:Feuille1.P48" chart:label-cell-address="Feuille1.A48:Feuille1.A48" chart:class="chart:line">
            <chart:data-point chart:repeated="14"/>
          </chart:series>
          <chart:series chart:style-name="ch9" chart:values-cell-range-address="Feuille1.C49:Feuille1.P49" chart:label-cell-address="Feuille1.A49:Feuille1.A49" chart:class="chart:line">
            <chart:data-point chart:repeated="14"/>
          </chart:series>
          <chart:series chart:style-name="ch10" chart:values-cell-range-address="Feuille1.C50:Feuille1.P50" chart:label-cell-address="Feuille1.A50:Feuille1.A50" chart:class="chart:line">
            <chart:data-point chart:repeated="14"/>
          </chart:series>
          <chart:series chart:style-name="ch11" chart:values-cell-range-address="Feuille1.C51:Feuille1.P51" chart:label-cell-address="Feuille1.A51:Feuille1.A51" chart:class="chart:line">
            <chart:data-point chart:repeated="14"/>
          </chart:series>
          <chart:series chart:style-name="ch12" chart:values-cell-range-address="Feuille1.C52:Feuille1.P52" chart:label-cell-address="Feuille1.A52:Feuille1.A52" chart:class="chart:line">
            <chart:data-point chart:repeated="14"/>
          </chart:series>
          <chart:series chart:style-name="ch13" chart:values-cell-range-address="Feuille1.C53:Feuille1.P53" chart:label-cell-address="Feuille1.A53:Feuille1.A53" chart:class="chart:line">
            <chart:data-point chart:repeated="14"/>
          </chart:series>
          <chart:series chart:style-name="ch14" chart:values-cell-range-address="Feuille1.C54:Feuille1.P54" chart:label-cell-address="Feuille1.A54:Feuille1.A54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«2»</text:p>
                <draw:g>
                  <svg:desc>Feuille1.C45:Feuille1.P45</svg:desc>
                </draw:g>
              </table:table-cell>
              <table:table-cell office:value-type="string">
                <text:p>«5»</text:p>
              </table:table-cell>
              <table:table-cell office:value-type="string">
                <text:p>«10»</text:p>
              </table:table-cell>
              <table:table-cell office:value-type="string">
                <text:p>«15»</text:p>
              </table:table-cell>
              <table:table-cell office:value-type="string">
                <text:p>«20»</text:p>
              </table:table-cell>
              <table:table-cell office:value-type="string">
                <text:p>«25»</text:p>
              </table:table-cell>
              <table:table-cell office:value-type="string">
                <text:p>«30»</text:p>
              </table:table-cell>
              <table:table-cell office:value-type="string">
                <text:p>«35»</text:p>
              </table:table-cell>
              <table:table-cell office:value-type="string">
                <text:p>«40»</text:p>
              </table:table-cell>
              <table:table-cell office:value-type="string">
                <text:p>«45»</text:p>
              </table:table-cell>
              <table:table-cell office:value-type="string">
                <text:p>«50»</text:p>
              </table:table-cell>
              <table:table-cell office:value-type="string">
                <text:p>«55»</text:p>
              </table:table-cell>
              <table:table-cell office:value-type="string">
                <text:p>«60»</text:p>
              </table:table-cell>
              <table:table-cell office:value-type="string">
                <text:p>«65»</text:p>
              </table:table-cell>
            </table:table-row>
          </table:table-header-rows>
          <table:table-rows>
            <table:table-row>
              <table:table-cell office:value-type="string">
                <text:p>Bubbles</text:p>
                <draw:g>
                  <svg:desc>Feuille1.A46:Feuille1.A46</svg:desc>
                </draw:g>
              </table:table-cell>
              <table:table-cell office:value-type="float" office:value="0.00025">
                <text:p>0.00025</text:p>
                <draw:g>
                  <svg:desc>Feuille1.C46:Feuille1.P46</svg:desc>
                </draw:g>
              </table:table-cell>
              <table:table-cell office:value-type="float" office:value="0.0005">
                <text:p>0.0005</text:p>
              </table:table-cell>
              <table:table-cell office:value-type="float" office:value="0.00085">
                <text:p>0.00085</text:p>
              </table:table-cell>
              <table:table-cell office:value-type="float" office:value="0.0019">
                <text:p>0.0019</text:p>
              </table:table-cell>
              <table:table-cell office:value-type="float" office:value="0.0025">
                <text:p>0.0025</text:p>
              </table:table-cell>
              <table:table-cell office:value-type="float" office:value="0.00365">
                <text:p>0.00365</text:p>
              </table:table-cell>
              <table:table-cell office:value-type="float" office:value="0.005">
                <text:p>0.005</text:p>
              </table:table-cell>
              <table:table-cell office:value-type="float" office:value="0.00665">
                <text:p>0.00665</text:p>
              </table:table-cell>
              <table:table-cell office:value-type="float" office:value="0.00825">
                <text:p>0.00825</text:p>
              </table:table-cell>
              <table:table-cell office:value-type="float" office:value="0.0105">
                <text:p>0.0105</text:p>
              </table:table-cell>
              <table:table-cell office:value-type="float" office:value="0.01265">
                <text:p>0.01265</text:p>
              </table:table-cell>
              <table:table-cell office:value-type="float" office:value="0.0157">
                <text:p>0.0157</text:p>
              </table:table-cell>
              <table:table-cell office:value-type="float" office:value="0.0174">
                <text:p>0.0174</text:p>
              </table:table-cell>
              <table:table-cell office:value-type="float" office:value="0.0203">
                <text:p>0.0203</text:p>
              </table:table-cell>
            </table:table-row>
            <table:table-row>
              <table:table-cell office:value-type="string">
                <text:p>SequentialInsertion</text:p>
                <draw:g>
                  <svg:desc>Feuille1.A47:Feuille1.A47</svg:desc>
                </draw:g>
              </table:table-cell>
              <table:table-cell office:value-type="float" office:value="0.00045">
                <text:p>0.00045</text:p>
                <draw:g>
                  <svg:desc>Feuille1.C47:Feuille1.P47</svg:desc>
                </draw:g>
              </table:table-cell>
              <table:table-cell office:value-type="float" office:value="0.0005">
                <text:p>0.0005</text:p>
              </table:table-cell>
              <table:table-cell office:value-type="float" office:value="0.0008">
                <text:p>0.0008</text:p>
              </table:table-cell>
              <table:table-cell office:value-type="float" office:value="0.00115">
                <text:p>0.00115</text:p>
              </table:table-cell>
              <table:table-cell office:value-type="float" office:value="0.0016">
                <text:p>0.0016</text:p>
              </table:table-cell>
              <table:table-cell office:value-type="float" office:value="0.0022">
                <text:p>0.0022</text:p>
              </table:table-cell>
              <table:table-cell office:value-type="float" office:value="0.00275">
                <text:p>0.00275</text:p>
              </table:table-cell>
              <table:table-cell office:value-type="float" office:value="0.0039">
                <text:p>0.0039</text:p>
              </table:table-cell>
              <table:table-cell office:value-type="float" office:value="0.00495">
                <text:p>0.00495</text:p>
              </table:table-cell>
              <table:table-cell office:value-type="float" office:value="0.00545">
                <text:p>0.00545</text:p>
              </table:table-cell>
              <table:table-cell office:value-type="float" office:value="0.0077">
                <text:p>0.0077</text:p>
              </table:table-cell>
              <table:table-cell office:value-type="float" office:value="0.0094">
                <text:p>0.0094</text:p>
              </table:table-cell>
              <table:table-cell office:value-type="float" office:value="0.0107">
                <text:p>0.0107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string">
                <text:p>SequentInsChained</text:p>
                <draw:g>
                  <svg:desc>Feuille1.A48:Feuille1.A48</svg:desc>
                </draw:g>
              </table:table-cell>
              <table:table-cell office:value-type="float" office:value="0.0004">
                <text:p>0.0004</text:p>
                <draw:g>
                  <svg:desc>Feuille1.C48:Feuille1.P48</svg:desc>
                </draw:g>
              </table:table-cell>
              <table:table-cell office:value-type="float" office:value="0.0006">
                <text:p>0.0006</text:p>
              </table:table-cell>
              <table:table-cell office:value-type="float" office:value="0.001">
                <text:p>0.001</text:p>
              </table:table-cell>
              <table:table-cell office:value-type="float" office:value="0.00145">
                <text:p>0.00145</text:p>
              </table:table-cell>
              <table:table-cell office:value-type="float" office:value="0.0024">
                <text:p>0.0024</text:p>
              </table:table-cell>
              <table:table-cell office:value-type="float" office:value="0.003">
                <text:p>0.003</text:p>
              </table:table-cell>
              <table:table-cell office:value-type="float" office:value="0.0039">
                <text:p>0.0039</text:p>
              </table:table-cell>
              <table:table-cell office:value-type="float" office:value="0.0053">
                <text:p>0.0053</text:p>
              </table:table-cell>
              <table:table-cell office:value-type="float" office:value="0.00655">
                <text:p>0.00655</text:p>
              </table:table-cell>
              <table:table-cell office:value-type="float" office:value="0.00845">
                <text:p>0.00845</text:p>
              </table:table-cell>
              <table:table-cell office:value-type="float" office:value="0.0098">
                <text:p>0.0098</text:p>
              </table:table-cell>
              <table:table-cell office:value-type="float" office:value="0.0116">
                <text:p>0.0116</text:p>
              </table:table-cell>
              <table:table-cell office:value-type="float" office:value="0.01355">
                <text:p>0.01355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DichotomousInsertion</text:p>
                <draw:g>
                  <svg:desc>Feuille1.A49:Feuille1.A49</svg:desc>
                </draw:g>
              </table:table-cell>
              <table:table-cell office:value-type="float" office:value="0.0004">
                <text:p>0.0004</text:p>
                <draw:g>
                  <svg:desc>Feuille1.C49:Feuille1.P49</svg:desc>
                </draw:g>
              </table:table-cell>
              <table:table-cell office:value-type="float" office:value="0.0005">
                <text:p>0.0005</text:p>
              </table:table-cell>
              <table:table-cell office:value-type="float" office:value="0.0012">
                <text:p>0.0012</text:p>
              </table:table-cell>
              <table:table-cell office:value-type="float" office:value="0.0016">
                <text:p>0.0016</text:p>
              </table:table-cell>
              <table:table-cell office:value-type="float" office:value="0.00235">
                <text:p>0.00235</text:p>
              </table:table-cell>
              <table:table-cell office:value-type="float" office:value="0.00315">
                <text:p>0.00315</text:p>
              </table:table-cell>
              <table:table-cell office:value-type="float" office:value="0.00415">
                <text:p>0.00415</text:p>
              </table:table-cell>
              <table:table-cell office:value-type="float" office:value="0.00495">
                <text:p>0.00495</text:p>
              </table:table-cell>
              <table:table-cell office:value-type="float" office:value="0.006">
                <text:p>0.006</text:p>
              </table:table-cell>
              <table:table-cell office:value-type="float" office:value="0.0071">
                <text:p>0.0071</text:p>
              </table:table-cell>
              <table:table-cell office:value-type="float" office:value="0.0085">
                <text:p>0.0085</text:p>
              </table:table-cell>
              <table:table-cell office:value-type="float" office:value="0.0096">
                <text:p>0.0096</text:p>
              </table:table-cell>
              <table:table-cell office:value-type="float" office:value="0.0109">
                <text:p>0.0109</text:p>
              </table:table-cell>
              <table:table-cell office:value-type="float" office:value="0.01285">
                <text:p>0.01285</text:p>
              </table:table-cell>
            </table:table-row>
            <table:table-row>
              <table:table-cell office:value-type="string">
                <text:p>BinaryTree</text:p>
                <draw:g>
                  <svg:desc>Feuille1.A50:Feuille1.A50</svg:desc>
                </draw:g>
              </table:table-cell>
              <table:table-cell office:value-type="float" office:value="0.0003">
                <text:p>0.0003</text:p>
                <draw:g>
                  <svg:desc>Feuille1.C50:Feuille1.P50</svg:desc>
                </draw:g>
              </table:table-cell>
              <table:table-cell office:value-type="float" office:value="0.0009">
                <text:p>0.0009</text:p>
              </table:table-cell>
              <table:table-cell office:value-type="float" office:value="0.0017">
                <text:p>0.0017</text:p>
              </table:table-cell>
              <table:table-cell office:value-type="float" office:value="0.00295">
                <text:p>0.00295</text:p>
              </table:table-cell>
              <table:table-cell office:value-type="float" office:value="0.0037">
                <text:p>0.0037</text:p>
              </table:table-cell>
              <table:table-cell office:value-type="float" office:value="0.0047">
                <text:p>0.0047</text:p>
              </table:table-cell>
              <table:table-cell office:value-type="float" office:value="0.00565">
                <text:p>0.00565</text:p>
              </table:table-cell>
              <table:table-cell office:value-type="float" office:value="0.0069">
                <text:p>0.0069</text:p>
              </table:table-cell>
              <table:table-cell office:value-type="float" office:value="0.008">
                <text:p>0.008</text:p>
              </table:table-cell>
              <table:table-cell office:value-type="float" office:value="0.00895">
                <text:p>0.00895</text:p>
              </table:table-cell>
              <table:table-cell office:value-type="float" office:value="0.0101">
                <text:p>0.0101</text:p>
              </table:table-cell>
              <table:table-cell office:value-type="float" office:value="0.01255">
                <text:p>0.01255</text:p>
              </table:table-cell>
              <table:table-cell office:value-type="float" office:value="0.0123">
                <text:p>0.0123</text:p>
              </table:table-cell>
              <table:table-cell office:value-type="float" office:value="0.0137">
                <text:p>0.0137</text:p>
              </table:table-cell>
            </table:table-row>
            <table:table-row>
              <table:table-cell office:value-type="string">
                <text:p>SelectionPermutation</text:p>
                <draw:g>
                  <svg:desc>Feuille1.A51:Feuille1.A51</svg:desc>
                </draw:g>
              </table:table-cell>
              <table:table-cell office:value-type="float" office:value="0.00045">
                <text:p>0.00045</text:p>
                <draw:g>
                  <svg:desc>Feuille1.C51:Feuille1.P51</svg:desc>
                </draw:g>
              </table:table-cell>
              <table:table-cell office:value-type="float" office:value="0.00055">
                <text:p>0.00055</text:p>
              </table:table-cell>
              <table:table-cell office:value-type="float" office:value="0.00115">
                <text:p>0.00115</text:p>
              </table:table-cell>
              <table:table-cell office:value-type="float" office:value="0.00155">
                <text:p>0.00155</text:p>
              </table:table-cell>
              <table:table-cell office:value-type="float" office:value="0.0024">
                <text:p>0.0024</text:p>
              </table:table-cell>
              <table:table-cell office:value-type="float" office:value="0.0032">
                <text:p>0.0032</text:p>
              </table:table-cell>
              <table:table-cell office:value-type="float" office:value="0.00425">
                <text:p>0.00425</text:p>
              </table:table-cell>
              <table:table-cell office:value-type="float" office:value="0.0054">
                <text:p>0.0054</text:p>
              </table:table-cell>
              <table:table-cell office:value-type="float" office:value="0.0069">
                <text:p>0.0069</text:p>
              </table:table-cell>
              <table:table-cell office:value-type="float" office:value="0.00815">
                <text:p>0.00815</text:p>
              </table:table-cell>
              <table:table-cell office:value-type="float" office:value="0.00965">
                <text:p>0.00965</text:p>
              </table:table-cell>
              <table:table-cell office:value-type="float" office:value="0.0112">
                <text:p>0.0112</text:p>
              </table:table-cell>
              <table:table-cell office:value-type="float" office:value="0.013">
                <text:p>0.013</text:p>
              </table:table-cell>
              <table:table-cell office:value-type="float" office:value="0.01585">
                <text:p>0.01585</text:p>
              </table:table-cell>
            </table:table-row>
            <table:table-row>
              <table:table-cell office:value-type="string">
                <text:p>Merge</text:p>
                <draw:g>
                  <svg:desc>Feuille1.A52:Feuille1.A52</svg:desc>
                </draw:g>
              </table:table-cell>
              <table:table-cell office:value-type="float" office:value="0.00025">
                <text:p>0.00025</text:p>
                <draw:g>
                  <svg:desc>Feuille1.C52:Feuille1.P52</svg:desc>
                </draw:g>
              </table:table-cell>
              <table:table-cell office:value-type="float" office:value="0.00105">
                <text:p>0.00105</text:p>
              </table:table-cell>
              <table:table-cell office:value-type="float" office:value="0.0021">
                <text:p>0.0021</text:p>
              </table:table-cell>
              <table:table-cell office:value-type="float" office:value="0.0031">
                <text:p>0.0031</text:p>
              </table:table-cell>
              <table:table-cell office:value-type="float" office:value="0.0039">
                <text:p>0.0039</text:p>
              </table:table-cell>
              <table:table-cell office:value-type="float" office:value="0.0054">
                <text:p>0.0054</text:p>
              </table:table-cell>
              <table:table-cell office:value-type="float" office:value="0.00705">
                <text:p>0.00705</text:p>
              </table:table-cell>
              <table:table-cell office:value-type="float" office:value="0.0091">
                <text:p>0.0091</text:p>
              </table:table-cell>
              <table:table-cell office:value-type="float" office:value="0.0093">
                <text:p>0.0093</text:p>
              </table:table-cell>
              <table:table-cell office:value-type="float" office:value="0.01065">
                <text:p>0.01065</text:p>
              </table:table-cell>
              <table:table-cell office:value-type="float" office:value="0.0118">
                <text:p>0.0118</text:p>
              </table:table-cell>
              <table:table-cell office:value-type="float" office:value="0.01275">
                <text:p>0.01275</text:p>
              </table:table-cell>
              <table:table-cell office:value-type="float" office:value="0.01545">
                <text:p>0.01545</text:p>
              </table:table-cell>
              <table:table-cell office:value-type="float" office:value="0.01635">
                <text:p>0.01635</text:p>
              </table:table-cell>
            </table:table-row>
            <table:table-row>
              <table:table-cell office:value-type="string">
                <text:p>QuickSort</text:p>
                <draw:g>
                  <svg:desc>Feuille1.A53:Feuille1.A53</svg:desc>
                </draw:g>
              </table:table-cell>
              <table:table-cell office:value-type="float" office:value="0.0004">
                <text:p>0.0004</text:p>
                <draw:g>
                  <svg:desc>Feuille1.C53:Feuille1.P53</svg:desc>
                </draw:g>
              </table:table-cell>
              <table:table-cell office:value-type="float" office:value="0.0005">
                <text:p>0.0005</text:p>
              </table:table-cell>
              <table:table-cell office:value-type="float" office:value="0.00105">
                <text:p>0.00105</text:p>
              </table:table-cell>
              <table:table-cell office:value-type="float" office:value="0.0013">
                <text:p>0.0013</text:p>
              </table:table-cell>
              <table:table-cell office:value-type="float" office:value="0.0017">
                <text:p>0.0017</text:p>
              </table:table-cell>
              <table:table-cell office:value-type="float" office:value="0.0024">
                <text:p>0.0024</text:p>
              </table:table-cell>
              <table:table-cell office:value-type="float" office:value="0.003">
                <text:p>0.003</text:p>
              </table:table-cell>
              <table:table-cell office:value-type="float" office:value="0.0036">
                <text:p>0.0036</text:p>
              </table:table-cell>
              <table:table-cell office:value-type="float" office:value="0.0044">
                <text:p>0.0044</text:p>
              </table:table-cell>
              <table:table-cell office:value-type="float" office:value="0.0042">
                <text:p>0.0042</text:p>
              </table:table-cell>
              <table:table-cell office:value-type="float" office:value="0.00485">
                <text:p>0.00485</text:p>
              </table:table-cell>
              <table:table-cell office:value-type="float" office:value="0.00565">
                <text:p>0.00565</text:p>
              </table:table-cell>
              <table:table-cell office:value-type="float" office:value="0.0061">
                <text:p>0.0061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HeapSort</text:p>
                <draw:g>
                  <svg:desc>Feuille1.A54:Feuille1.A54</svg:desc>
                </draw:g>
              </table:table-cell>
              <table:table-cell office:value-type="float" office:value="0.0004">
                <text:p>0.0004</text:p>
                <draw:g>
                  <svg:desc>Feuille1.C54:Feuille1.P54</svg:desc>
                </draw:g>
              </table:table-cell>
              <table:table-cell office:value-type="float" office:value="0.00045">
                <text:p>0.00045</text:p>
              </table:table-cell>
              <table:table-cell office:value-type="float" office:value="0.00145">
                <text:p>0.00145</text:p>
              </table:table-cell>
              <table:table-cell office:value-type="float" office:value="0.0021">
                <text:p>0.0021</text:p>
              </table:table-cell>
              <table:table-cell office:value-type="float" office:value="0.0029">
                <text:p>0.0029</text:p>
              </table:table-cell>
              <table:table-cell office:value-type="float" office:value="0.00355">
                <text:p>0.00355</text:p>
              </table:table-cell>
              <table:table-cell office:value-type="float" office:value="0.0047">
                <text:p>0.0047</text:p>
              </table:table-cell>
              <table:table-cell office:value-type="float" office:value="0.00555">
                <text:p>0.00555</text:p>
              </table:table-cell>
              <table:table-cell office:value-type="float" office:value="0.0064">
                <text:p>0.0064</text:p>
              </table:table-cell>
              <table:table-cell office:value-type="float" office:value="0.00735">
                <text:p>0.00735</text:p>
              </table:table-cell>
              <table:table-cell office:value-type="float" office:value="0.0097">
                <text:p>0.0097</text:p>
              </table:table-cell>
              <table:table-cell office:value-type="float" office:value="0.0095">
                <text:p>0.0095</text:p>
              </table:table-cell>
              <table:table-cell office:value-type="float" office:value="0.0108">
                <text:p>0.0108</text:p>
              </table:table-cell>
              <table:table-cell office:value-type="float" office:value="0.0118">
                <text:p>0.01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